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7.25pt"/>
    </style:style>
    <style:style style:name="co3" style:family="table-column">
      <style:table-column-properties fo:break-before="auto" style:column-width="87.45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57.34pt"/>
    </style:style>
    <style:style style:name="co7" style:family="table-column">
      <style:table-column-properties fo:break-before="auto" style:column-width="50.4pt"/>
    </style:style>
    <style:style style:name="co8" style:family="table-column">
      <style:table-column-properties fo:break-before="auto" style:column-width="56.61pt"/>
    </style:style>
    <style:style style:name="co9" style:family="table-column">
      <style:table-column-properties fo:break-before="auto" style:column-width="59.64pt"/>
    </style:style>
    <style:style style:name="co10" style:family="table-column">
      <style:table-column-properties fo:break-before="auto" style:column-width="196.3pt"/>
    </style:style>
    <style:style style:name="co11" style:family="table-column">
      <style:table-column-properties fo:break-before="auto" style:column-width="199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61"/>
    <style:style style:name="ce3" style:family="table-cell" style:parent-style-name="Default" style:data-style-name="N126"/>
    <style:style style:name="ce4" style:family="table-cell" style:parent-style-name="Default" style:data-style-name="N126">
      <style:table-cell-properties style:rotation-align="none"/>
    </style:style>
    <style:style style:name="ce5" style:family="table-cell" style:parent-style-name="Default" style:data-style-name="N128">
      <style:table-cell-properties style:rotation-align="non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7" table:default-cell-style-name="ce5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ce5"/>
        <table:table-row table:style-name="ro1">
          <table:table-cell/>
          <table:table-cell office:value-type="string" calcext:value-type="string">
            <text:p>theory</text:p>
          </table:table-cell>
          <table:table-cell office:value-type="string" calcext:value-type="string">
            <text:p>exp</text:p>
          </table:table-cell>
          <table:table-cell table:style-name="Default" office:value-type="string" calcext:value-type="string">
            <text:p>% dev</text:p>
          </table:table-cell>
          <table:table-cell table:number-columns-repeated="4"/>
          <table:table-cell office:value-type="string" calcext:value-type="string">
            <text:p>theory mag</text:p>
          </table:table-cell>
          <table:table-cell office:value-type="string" calcext:value-type="string">
            <text:p>theory theta</text:p>
          </table:table-cell>
          <table:table-cell table:style-name="Default" office:value-type="string" calcext:value-type="string">
            <text:p>exp mag</text:p>
          </table:table-cell>
          <table:table-cell table:style-name="Default" office:value-type="string" calcext:value-type="string">
            <text:p>exp delay</text:p>
          </table:table-cell>
          <table:table-cell table:style-name="Default" office:value-type="string" calcext:value-type="string">
            <text:p>exp theta</text:p>
          </table:table-cell>
          <table:table-cell table:style-name="Default" office:value-type="string" calcext:value-type="string">
            <text:p>%dev mag</text:p>
          </table:table-cell>
          <table:table-cell table:style-name="Default" office:value-type="string" calcext:value-type="string">
            <text:p>%dev theta</text:p>
          </table:table-cell>
          <table:table-cell office:value-type="string" calcext:value-type="string">
            <text:p>(theory complex)</text:p>
          </table:table-cell>
          <table:table-cell table:style-name="Default" office:value-type="string" calcext:value-type="string">
            <text:p>exp complex</text:p>
          </table:table-cell>
        </table:table-row>
        <table:table-row table:style-name="ro2">
          <table:table-cell office:value-type="string" calcext:value-type="string">
            <text:p>xc</text:p>
          </table:table-cell>
          <table:table-cell table:formula="of:=-1/(omega*c_cap)" office:value-type="float" office:value="-1758.61815571155" calcext:value-type="float">
            <text:p>-1758.6181557116</text:p>
          </table:table-cell>
          <table:table-cell table:formula="of:=IMAGINARY(IMDIV(v_in_cx;[.Q2]))" office:value-type="float" office:value="-1897.91638644801" calcext:value-type="float">
            <text:p>-1897.916386448</text:p>
          </table:table-cell>
          <table:table-cell table:formula="of:=ABS(([.B2]-[.C2])/[.B2])" office:value-type="percentage" office:value="0.0792089119994887" calcext:value-type="percentage">
            <text:p>7.92%</text:p>
          </table:table-cell>
          <table:table-cell office:value-type="string" calcext:value-type="string">
            <text:p>c</text:p>
          </table:table-cell>
          <table:table-cell table:style-name="ce2" office:value-type="float" office:value="0.00000000905" calcext:value-type="float">
            <text:p>9.05E-09</text:p>
          </table:table-cell>
          <table:table-cell/>
          <table:table-cell office:value-type="string" calcext:value-type="string">
            <text:p>ic</text:p>
          </table:table-cell>
          <table:table-cell table:formula="of:=IMABS([.P2])" office:value-type="float" office:value="0.00284314135149876" calcext:value-type="float">
            <text:p>0.0028431414</text:p>
          </table:table-cell>
          <table:table-cell table:formula="of:=DEGREES(IMARGUMENT([.P2]))" office:value-type="float" office:value="90" calcext:value-type="float">
            <text:p>90</text:p>
          </table:table-cell>
          <table:table-cell office:value-type="float" office:value="0.002634" calcext:value-type="float">
            <text:p>2.634E-03</text:p>
          </table:table-cell>
          <table:table-cell table:formula="of:=-0.0000247" office:value-type="float" office:value="-0.0000247" calcext:value-type="float">
            <text:p>-2.470E-05</text:p>
          </table:table-cell>
          <table:table-cell table:formula="of:=DEGREES(omega*([.L2]))+180" office:value-type="float" office:value="91.08" calcext:value-type="float">
            <text:p>91.080</text:p>
          </table:table-cell>
          <table:table-cell table:formula="of:=ABS(([.I2]-[.K2])/[.I2])" office:value-type="percentage" office:value="0.0735599555711544" calcext:value-type="percentage">
            <text:p>7.36%</text:p>
          </table:table-cell>
          <table:table-cell table:formula="of:=ABS(([.J2]-[.M2])/[.J2])" office:value-type="percentage" office:value="0.012" calcext:value-type="percentage">
            <text:p>1.20%</text:p>
          </table:table-cell>
          <table:table-cell table:formula="of:=IMDIV(v_in_cx;COMPLEX(0;[.$B$2]))" office:value-type="string" office:string-value="0.00284314135149876i" calcext:value-type="string">
            <text:p>0.00284314135149876i</text:p>
          </table:table-cell>
          <table:table-cell table:formula="of:=COMPLEX([.K2]*COS(RADIANS([.M2]));[.K2]*SIN(RADIANS([.M2])))" office:value-type="string" office:string-value="-4.96467902103848e-05+0.00263353207617105i" calcext:value-type="string">
            <text:p>-4.96467902103848e-05+0.00263353207617105i</text:p>
          </table:table-cell>
        </table:table-row>
        <table:table-row table:style-name="ro2">
          <table:table-cell office:value-type="string" calcext:value-type="string">
            <text:p>z mag</text:p>
          </table:table-cell>
          <table:table-cell table:formula="of:=IMABS([.B5])" office:value-type="float" office:value="852.91745109649" calcext:value-type="float">
            <text:p>852.9174510965</text:p>
          </table:table-cell>
          <table:table-cell table:formula="of:=IMABS([.C6])" office:value-type="float" office:value="897.66606822262" calcext:value-type="float">
            <text:p>897.6660682226</text:p>
          </table:table-cell>
          <table:table-cell table:formula="of:=ABS(([.B3]-[.C3])/[.B3])" office:value-type="percentage" office:value="0.0524653553149866" calcext:value-type="percentage">
            <text:p>5.25%</text:p>
          </table:table-cell>
          <table:table-cell office:value-type="string" calcext:value-type="string">
            <text:p>r_1k</text:p>
          </table:table-cell>
          <table:table-cell office:value-type="float" office:value="975.3" calcext:value-type="float">
            <text:p>975.3</text:p>
          </table:table-cell>
          <table:table-cell/>
          <table:table-cell office:value-type="string" calcext:value-type="string">
            <text:p>ir</text:p>
          </table:table-cell>
          <table:table-cell table:formula="of:=IMABS([.P3])" office:value-type="float" office:value="0.00512662770429611" calcext:value-type="float">
            <text:p>0.0051266277</text:p>
          </table:table-cell>
          <table:table-cell table:formula="of:=DEGREES(IMARGUMENT([.P3]))" office:value-type="float" office:value="0" calcext:value-type="float">
            <text:p>0</text:p>
          </table:table-cell>
          <table:table-cell office:value-type="float" office:value="0.004815" calcext:value-type="float">
            <text:p>4.815E-03</text:p>
          </table:table-cell>
          <table:table-cell table:formula="of:=0" office:value-type="float" office:value="0" calcext:value-type="float">
            <text:p>0.000E+00</text:p>
          </table:table-cell>
          <table:table-cell table:formula="of:=DEGREES(omega*([.L3]))" office:value-type="float" office:value="0" calcext:value-type="float">
            <text:p>0.000</text:p>
          </table:table-cell>
          <table:table-cell table:formula="of:=ABS(([.I3]-[.K3])/[.I3])" office:value-type="percentage" office:value="0.0607860999999995" calcext:value-type="percentage">
            <text:p>6.08%</text:p>
          </table:table-cell>
          <table:table-cell table:formula="of:=ABS(([.J3]-[.M3])/[.J3])" office:value-type="string" office:string-value="" calcext:value-type="error">
            <text:p>#DIV/0!</text:p>
          </table:table-cell>
          <table:table-cell table:formula="of:==IMDIV(v_in_cx;COMPLEX(r_res;0))" office:value-type="string" office:string-value="0.00512662770429611" calcext:value-type="string">
            <text:p>0.00512662770429611</text:p>
          </table:table-cell>
          <table:table-cell table:formula="of:=COMPLEX([.K3]*COS(RADIANS([.M3]));[.K3]*SIN(RADIANS([.M3])))" office:value-type="string" office:string-value="0.004815" calcext:value-type="string">
            <text:p>0.004815</text:p>
          </table:table-cell>
        </table:table-row>
        <table:table-row table:style-name="ro2">
          <table:table-cell office:value-type="string" calcext:value-type="string">
            <text:p>z theta</text:p>
          </table:table-cell>
          <table:table-cell table:formula="of:=DEGREES(IMARGUMENT([.B5]))" office:value-type="float" office:value="-29.0120121462198" calcext:value-type="float">
            <text:p>-29.0120121462</text:p>
          </table:table-cell>
          <table:table-cell table:formula="of:=DEGREES(IMARGUMENT([.C6]))" office:value-type="float" office:value="-28.44" calcext:value-type="float">
            <text:p>-28.44</text:p>
          </table:table-cell>
          <table:table-cell table:formula="of:=ABS(([.B4]-[.C4])/[.B4])" office:value-type="percentage" office:value="0.019716390002075" calcext:value-type="percentage">
            <text:p>1.97%</text:p>
          </table:table-cell>
          <table:table-cell office:value-type="string" calcext:value-type="string">
            <text:p>r_10_RED</text:p>
          </table:table-cell>
          <table:table-cell office:value-type="float" office:value="9.985" calcext:value-type="float">
            <text:p>9.985</text:p>
          </table:table-cell>
          <table:table-cell/>
          <table:table-cell office:value-type="string" calcext:value-type="string">
            <text:p>i_in</text:p>
          </table:table-cell>
          <table:table-cell table:formula="of:=IMABS([.P4])" office:value-type="float" office:value="0.0058622320291045" calcext:value-type="float">
            <text:p>0.005862232</text:p>
          </table:table-cell>
          <table:table-cell table:formula="of:=DEGREES(IMARGUMENT([.P4]))" office:value-type="float" office:value="29.0120121462198" calcext:value-type="float">
            <text:p>29.0120121462</text:p>
          </table:table-cell>
          <table:table-cell office:value-type="float" office:value="0.00557" calcext:value-type="float">
            <text:p>5.570E-03</text:p>
          </table:table-cell>
          <table:table-cell office:value-type="float" office:value="-0.0000079" calcext:value-type="float">
            <text:p>-7.900E-06</text:p>
          </table:table-cell>
          <table:table-cell table:formula="of:=-DEGREES(omega*([.L4]))" office:value-type="float" office:value="28.44" calcext:value-type="float">
            <text:p>28.440</text:p>
          </table:table-cell>
          <table:table-cell table:formula="of:=ABS(([.I4]-[.K4])/[.I4])" office:value-type="percentage" office:value="0.0498499594785121" calcext:value-type="percentage">
            <text:p>4.98%</text:p>
          </table:table-cell>
          <table:table-cell table:formula="of:=ABS(([.J4]-[.M4])/[.J4])" office:value-type="percentage" office:value="0.0197163900020749" calcext:value-type="percentage">
            <text:p>1.97%</text:p>
          </table:table-cell>
          <table:table-cell table:formula="of:=IMSUM([.P2];[.P3])" office:value-type="string" office:string-value="0.00512662770429611+0.00284314135149876i" calcext:value-type="string">
            <text:p>0.00512662770429611+0.00284314135149876i</text:p>
          </table:table-cell>
          <table:table-cell table:formula="of:=COMPLEX([.K4]*COS(RADIANS([.M4]));[.K4]*SIN(RADIANS([.M4])))" office:value-type="string" office:string-value="0.0048977918477614+0.00265264679443042i" calcext:value-type="string">
            <text:p>0.0048977918477614+0.00265264679443042i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table:formula="of:=IMDIV(real_1;IMSUM(COMPLEX(1/r_res;0);IMDIV(real_1;COMPLEX(0;[.B2]))))" office:value-type="string" office:string-value="745.891703460404-413.658971973135i" calcext:value-type="string">
            <text:p>745.891703460404-413.658971973135i</text:p>
          </table:table-cell>
          <table:table-cell table:number-columns-repeated="2"/>
          <table:table-cell office:value-type="string" calcext:value-type="string">
            <text:p>r_10_BLK</text:p>
          </table:table-cell>
          <table:table-cell office:value-type="float" office:value="9.929" calcext:value-type="float">
            <text:p>9.929</text:p>
          </table:table-cell>
          <table:table-cell table:number-columns-repeated="11"/>
        </table:table-row>
        <table:table-row table:style-name="ro2">
          <table:table-cell table:number-columns-repeated="2"/>
          <table:table-cell table:formula="of:=IMDIV(v_in_cx;[.Q4])" office:value-type="string" office:string-value="789.332414892779-427.502875824002i" calcext:value-type="string">
            <text:p>789.332414892779-427.502875824002i</text:p>
          </table:table-cell>
          <table:table-cell/>
          <table:table-cell office:value-type="string" calcext:value-type="string">
            <text:p>r_10_GRN</text:p>
          </table:table-cell>
          <table:table-cell office:value-type="float" office:value="9.919" calcext:value-type="float">
            <text:p>9.919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L</text:p>
          </table:table-cell>
          <table:table-cell table:style-name="ce2" office:value-type="float" office:value="0.00996" calcext:value-type="float">
            <text:p>9.96E-03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0000" calcext:value-type="float">
            <text:p>10000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t</text:p>
          </table:table-cell>
          <table:table-cell table:formula="of:=1/[.$F$8]" office:value-type="float" office:value="0.0001" calcext:value-type="float">
            <text:p>0.000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</text:p>
          </table:table-cell>
          <table:table-cell table:formula="of:=omega*l_ind" office:value-type="float" office:value="625.805256595087" calcext:value-type="float">
            <text:p>625.8052565951</text:p>
          </table:table-cell>
          <table:table-cell table:formula="of:=IMAGINARY(IMDIV(v_in_cx;[.Q10]))" office:value-type="float" office:value="651.019640409869" calcext:value-type="float">
            <text:p>651.0196404099</text:p>
          </table:table-cell>
          <table:table-cell table:formula="of:=ABS(([.B10]-[.C10])/[.B10])" office:value-type="percentage" office:value="0.0402911026218762" calcext:value-type="percentage">
            <text:p>4.03%</text:p>
          </table:table-cell>
          <table:table-cell office:value-type="string" calcext:value-type="string">
            <text:p>omega</text:p>
          </table:table-cell>
          <table:table-cell table:formula="of:=[.$F$8]*2*PI()" office:value-type="float" office:value="62831.8530717959" calcext:value-type="float">
            <text:p>62831.8530717959</text:p>
          </table:table-cell>
          <table:table-cell/>
          <table:table-cell office:value-type="string" calcext:value-type="string">
            <text:p>iL</text:p>
          </table:table-cell>
          <table:table-cell table:formula="of:=IMABS([.P10])" office:value-type="float" office:value="0.0079897059785088" calcext:value-type="float">
            <text:p>0.007989706</text:p>
          </table:table-cell>
          <table:table-cell table:formula="of:=DEGREES(IMARGUMENT([.P10]))" office:value-type="float" office:value="-90" calcext:value-type="float">
            <text:p>-90</text:p>
          </table:table-cell>
          <table:table-cell office:value-type="float" office:value="0.007666" calcext:value-type="float">
            <text:p>7.666E-03</text:p>
          </table:table-cell>
          <table:table-cell office:value-type="float" office:value="-0.00007597" calcext:value-type="float">
            <text:p>-7.597E-05</text:p>
          </table:table-cell>
          <table:table-cell table:formula="of:=-(DEGREES(omega*([.L10]))+360)" office:value-type="float" office:value="-86.508" calcext:value-type="float">
            <text:p>-86.508</text:p>
          </table:table-cell>
          <table:table-cell table:formula="of:=ABS(([.I10]-[.K10])/[.I10])" office:value-type="percentage" office:value="0.040515380588413" calcext:value-type="percentage">
            <text:p>4.05%</text:p>
          </table:table-cell>
          <table:table-cell table:formula="of:=ABS(([.J10]-[.M10])/[.J10])" office:value-type="percentage" office:value="0.0388" calcext:value-type="percentage">
            <text:p>3.88%</text:p>
          </table:table-cell>
          <table:table-cell table:formula="of:=IMDIV(v_in_cx;COMPLEX(0;[.$B$10]))" office:value-type="string" office:string-value="-0.0079897059785088i" calcext:value-type="string">
            <text:p>-0.0079897059785088i</text:p>
          </table:table-cell>
          <table:table-cell table:formula="of:=COMPLEX([.K10]*COS(RADIANS([.M10]));[.K10]*SIN(RADIANS([.M10])))" office:value-type="string" office:string-value="0.000466929720458206-0.00765176663497736i" calcext:value-type="string">
            <text:p>0.000466929720458206-0.00765176663497736i</text:p>
          </table:table-cell>
        </table:table-row>
        <table:table-row table:style-name="ro2">
          <table:table-cell office:value-type="string" calcext:value-type="string">
            <text:p>z mag</text:p>
          </table:table-cell>
          <table:table-cell table:formula="of:=IMABS([.B13])" office:value-type="float" office:value="526.701945951242" calcext:value-type="float">
            <text:p>526.7019459512</text:p>
          </table:table-cell>
          <table:table-cell table:formula="of:=IMABS([.C14])" office:value-type="float" office:value="552.181115405853" calcext:value-type="float">
            <text:p>552.1811154059</text:p>
          </table:table-cell>
          <table:table-cell table:formula="of:=ABS(([.B11]-[.C11])/[.B11])" office:value-type="percentage" office:value="0.0483749294083105" calcext:value-type="percentage">
            <text:p>4.84%</text:p>
          </table:table-cell>
          <table:table-cell office:value-type="string" calcext:value-type="string">
            <text:p>v_in_ma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r</text:p>
          </table:table-cell>
          <table:table-cell table:formula="of:=IMABS([.P11])" office:value-type="float" office:value="0.00512662770429611" calcext:value-type="float">
            <text:p>0.0051266277</text:p>
          </table:table-cell>
          <table:table-cell table:formula="of:=DEGREES(IMARGUMENT([.P11]))" office:value-type="float" office:value="0" calcext:value-type="float">
            <text:p>0</text:p>
          </table:table-cell>
          <table:table-cell office:value-type="float" office:value="0.00474" calcext:value-type="float">
            <text:p>4.740E-03</text:p>
          </table:table-cell>
          <table:table-cell office:value-type="float" office:value="0" calcext:value-type="float">
            <text:p>0.000E+00</text:p>
          </table:table-cell>
          <table:table-cell table:formula="of:=DEGREES(omega*([.L11]))" office:value-type="float" office:value="0" calcext:value-type="float">
            <text:p>0.000</text:p>
          </table:table-cell>
          <table:table-cell table:formula="of:=ABS(([.I11]-[.K11])/[.I11])" office:value-type="percentage" office:value="0.0754155999999994" calcext:value-type="percentage">
            <text:p>7.54%</text:p>
          </table:table-cell>
          <table:table-cell table:formula="of:=ABS(([.J11]-[.M11])/[.J11])" office:value-type="string" office:string-value="" calcext:value-type="error">
            <text:p>#DIV/0!</text:p>
          </table:table-cell>
          <table:table-cell table:formula="of:==IMDIV(v_in_cx;COMPLEX(r_res;0))" office:value-type="string" office:string-value="0.00512662770429611" calcext:value-type="string">
            <text:p>0.00512662770429611</text:p>
          </table:table-cell>
          <table:table-cell table:formula="of:=COMPLEX([.K11]*COS(RADIANS([.M11]));[.K11]*SIN(RADIANS([.M11])))" office:value-type="string" office:string-value="0.00474" calcext:value-type="string">
            <text:p>0.00474</text:p>
          </table:table-cell>
        </table:table-row>
        <table:table-row table:style-name="ro2">
          <table:table-cell office:value-type="string" calcext:value-type="string">
            <text:p>z theta</text:p>
          </table:table-cell>
          <table:table-cell table:formula="of:=DEGREES(IMARGUMENT([.B13]))" office:value-type="float" office:value="57.3135729488849" calcext:value-type="float">
            <text:p>57.3135729489</text:p>
          </table:table-cell>
          <table:table-cell table:formula="of:=DEGREES(IMARGUMENT([.C14]))" office:value-type="float" office:value="51.696" calcext:value-type="float">
            <text:p>51.696</text:p>
          </table:table-cell>
          <table:table-cell table:formula="of:=ABS(([.B12]-[.C12])/[.B12])" office:value-type="percentage" office:value="0.0980147050663717" calcext:value-type="percentage">
            <text:p>9.80%</text:p>
          </table:table-cell>
          <table:table-cell/>
          <table:table-cell table:formula="of:=COMPLEX([.$F$11];0)" office:value-type="string" office:string-value="5" calcext:value-type="string">
            <text:p>5</text:p>
          </table:table-cell>
          <table:table-cell/>
          <table:table-cell office:value-type="string" calcext:value-type="string">
            <text:p>i_in</text:p>
          </table:table-cell>
          <table:table-cell table:formula="of:=IMABS([.P12])" office:value-type="float" office:value="0.00949303498579225" calcext:value-type="float">
            <text:p>0.009493035</text:p>
          </table:table-cell>
          <table:table-cell table:formula="of:=DEGREES(IMARGUMENT([.P12]))" office:value-type="float" office:value="-57.3135729488848" calcext:value-type="float">
            <text:p>-57.3135729489</text:p>
          </table:table-cell>
          <table:table-cell office:value-type="float" office:value="0.009055" calcext:value-type="float">
            <text:p>9.055E-03</text:p>
          </table:table-cell>
          <table:table-cell office:value-type="float" office:value="-0.00008564" calcext:value-type="float">
            <text:p>-8.564E-05</text:p>
          </table:table-cell>
          <table:table-cell table:formula="of:=-(DEGREES(omega*([.L12]))+360)" office:value-type="float" office:value="-51.696" calcext:value-type="float">
            <text:p>-51.696</text:p>
          </table:table-cell>
          <table:table-cell table:formula="of:=ABS(([.I12]-[.K12])/[.I12])" office:value-type="percentage" office:value="0.0461427758823009" calcext:value-type="percentage">
            <text:p>4.61%</text:p>
          </table:table-cell>
          <table:table-cell table:formula="of:=ABS(([.J12]-[.M12])/[.J12])" office:value-type="percentage" office:value="0.09801470506637" calcext:value-type="percentage">
            <text:p>9.80%</text:p>
          </table:table-cell>
          <table:table-cell table:formula="of:=IMSUM([.P10];[.P11])" office:value-type="string" office:string-value="0.00512662770429611-0.0079897059785088i" calcext:value-type="string">
            <text:p>0.00512662770429611-0.0079897059785088i</text:p>
          </table:table-cell>
          <table:table-cell table:formula="of:=COMPLEX([.K12]*COS(RADIANS([.M12]));[.K12]*SIN(RADIANS([.M12])))" office:value-type="string" office:string-value="0.00561259522208926-0.00710575821942886i" calcext:value-type="string">
            <text:p>0.00561259522208926-0.00710575821942886i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table:formula="of:=IMDIV(real_1;IMSUM(COMPLEX(1/r_res;0);IMDIV(real_1;COMPLEX(0;[.B10]))))" office:value-type="string" office:string-value="284.440623263431+443.292760719523i" calcext:value-type="string">
            <text:p>284.440623263431+443.292760719523i</text:p>
          </table:table-cell>
          <table:table-cell table:number-columns-repeated="15"/>
        </table:table-row>
        <table:table-row table:style-name="ro2">
          <table:table-cell table:number-columns-repeated="2"/>
          <table:table-cell table:formula="of:=IMDIV(v_in_cx;[.Q12])" office:value-type="string" office:string-value="342.260528995562+433.314798388574i" calcext:value-type="string">
            <text:p>342.260528995562+433.314798388574i</text:p>
          </table:table-cell>
          <table:table-cell table:number-columns-repeated="14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 calcext:value-type="string">
            <text:p>xc</text:p>
          </table:table-cell>
          <table:table-cell table:formula="of:=[.B2]" office:value-type="float" office:value="-1758.61815571155" calcext:value-type="float">
            <text:p>-1758.6181557116</text:p>
          </table:table-cell>
          <table:table-cell table:formula="of:=IMAGINARY(IMDIV(v_in_cx;[.Q17]))" office:value-type="float" office:value="-1914.7388595972" calcext:value-type="float">
            <text:p>-1914.7388595972</text:p>
          </table:table-cell>
          <table:table-cell table:formula="of:=ABS(([.B17]-[.C17])/[.B17])" office:value-type="percentage" office:value="0.0887746458084767" calcext:value-type="percentage">
            <text:p>8.88%</text:p>
          </table:table-cell>
          <table:table-cell table:number-columns-repeated="3"/>
          <table:table-cell office:value-type="string" calcext:value-type="string">
            <text:p>ic</text:p>
          </table:table-cell>
          <table:table-cell table:formula="of:=IMABS([.P17])" office:value-type="float" office:value="0.00284314135149876" calcext:value-type="float">
            <text:p>0.0028431414</text:p>
          </table:table-cell>
          <table:table-cell table:formula="of:=DEGREES(IMARGUMENT([.P17]))" office:value-type="float" office:value="90" calcext:value-type="float">
            <text:p>90</text:p>
          </table:table-cell>
          <table:table-cell office:value-type="float" office:value="0.002611" calcext:value-type="float">
            <text:p>2.611E-03</text:p>
          </table:table-cell>
          <table:table-cell office:value-type="float" office:value="-0.00002525" calcext:value-type="float">
            <text:p>-2.525E-05</text:p>
          </table:table-cell>
          <table:table-cell table:formula="of:=-DEGREES(omega*([.L17]))" office:value-type="float" office:value="90.9" calcext:value-type="float">
            <text:p>90.900</text:p>
          </table:table-cell>
          <table:table-cell table:formula="of:=ABS(([.I17]-[.K17])/[.I17])" office:value-type="percentage" office:value="0.0816495990874275" calcext:value-type="percentage">
            <text:p>8.16%</text:p>
          </table:table-cell>
          <table:table-cell table:formula="of:=ABS(([.J17]-[.M17])/[.J17])" office:value-type="percentage" office:value="0.0100000000000001" calcext:value-type="percentage">
            <text:p>1.00%</text:p>
          </table:table-cell>
          <table:table-cell table:formula="of:=IMDIV(v_in_cx;COMPLEX(0;[.$B$2]))" office:value-type="string" office:string-value="0.00284314135149876i" calcext:value-type="string">
            <text:p>0.00284314135149876i</text:p>
          </table:table-cell>
          <table:table-cell table:formula="of:=COMPLEX([.K17]*COS(RADIANS([.M17]));[.K17]*SIN(RADIANS([.M17])))" office:value-type="string" office:string-value="-4.1011805501164e-05+0.00261067788740962i" calcext:value-type="string">
            <text:p>-4.1011805501164e-05+0.00261067788740962i</text:p>
          </table:table-cell>
        </table:table-row>
        <table:table-row table:style-name="ro2">
          <table:table-cell office:value-type="string" calcext:value-type="string">
            <text:p>xl</text:p>
          </table:table-cell>
          <table:table-cell table:formula="of:=[.B10]" office:value-type="float" office:value="625.805256595087" calcext:value-type="float">
            <text:p>625.8052565951</text:p>
          </table:table-cell>
          <table:table-cell table:formula="of:=IMAGINARY(IMDIV(v_in_cx;[.Q18]))" office:value-type="float" office:value="647.749114867237" calcext:value-type="float">
            <text:p>647.7491148672</text:p>
          </table:table-cell>
          <table:table-cell table:formula="of:=ABS(([.B18]-[.C18])/[.B18])" office:value-type="percentage" office:value="0.0350649951257097" calcext:value-type="percentage">
            <text:p>3.51%</text:p>
          </table:table-cell>
          <table:table-cell table:number-columns-repeated="3"/>
          <table:table-cell office:value-type="string" calcext:value-type="string">
            <text:p>iL</text:p>
          </table:table-cell>
          <table:table-cell table:formula="of:=IMABS([.P18])" office:value-type="float" office:value="0.0079897059785088" calcext:value-type="float">
            <text:p>0.007989706</text:p>
          </table:table-cell>
          <table:table-cell table:formula="of:=DEGREES(IMARGUMENT([.P18]))" office:value-type="float" office:value="-90" calcext:value-type="float">
            <text:p>-90</text:p>
          </table:table-cell>
          <table:table-cell office:value-type="float" office:value="0.007705" calcext:value-type="float">
            <text:p>7.705E-03</text:p>
          </table:table-cell>
          <table:table-cell office:value-type="float" office:value="-0.00007596" calcext:value-type="float">
            <text:p>-7.596E-05</text:p>
          </table:table-cell>
          <table:table-cell table:formula="of:=DEGREES(omega*([.L18]))+180" office:value-type="float" office:value="-93.456" calcext:value-type="float">
            <text:p>-93.456</text:p>
          </table:table-cell>
          <table:table-cell table:formula="of:=ABS(([.I18]-[.K18])/[.I18])" office:value-type="percentage" office:value="0.0356340995869714" calcext:value-type="percentage">
            <text:p>3.56%</text:p>
          </table:table-cell>
          <table:table-cell table:formula="of:=ABS(([.J18]-[.M18])/[.J18])" office:value-type="percentage" office:value="0.0384" calcext:value-type="percentage">
            <text:p>3.84%</text:p>
          </table:table-cell>
          <table:table-cell table:formula="of:=IMDIV(v_in_cx;COMPLEX(0;[.$B$10]))" office:value-type="string" office:string-value="-0.0079897059785088i" calcext:value-type="string">
            <text:p>-0.0079897059785088i</text:p>
          </table:table-cell>
          <table:table-cell table:formula="of:=COMPLEX([.K18]*COS(RADIANS([.M18]));[.K18]*SIN(RADIANS([.M18])))" office:value-type="string" office:string-value="-0.000464472880192114-0.00769098757921023i" calcext:value-type="string">
            <text:p>-0.000464472880192114-0.00769098757921023i</text:p>
          </table:table-cell>
        </table:table-row>
        <table:table-row table:style-name="ro2">
          <table:table-cell office:value-type="string" calcext:value-type="string">
            <text:p>z mag</text:p>
          </table:table-cell>
          <table:table-cell table:formula="of:=IMABS([.B21])" office:value-type="float" office:value="688.301578348228" calcext:value-type="float">
            <text:p>688.3015783482</text:p>
          </table:table-cell>
          <table:table-cell table:formula="of:=IMABS([.C22])" office:value-type="float" office:value="706.913615156228" calcext:value-type="float">
            <text:p>706.9136151562</text:p>
          </table:table-cell>
          <table:table-cell table:formula="of:=ABS(([.B19]-[.C19])/[.B19])" office:value-type="percentage" office:value="0.0270405261203452" calcext:value-type="percentage">
            <text:p>2.70%</text:p>
          </table:table-cell>
          <table:table-cell table:number-columns-repeated="3"/>
          <table:table-cell office:value-type="string" calcext:value-type="string">
            <text:p>ir</text:p>
          </table:table-cell>
          <table:table-cell table:formula="of:=IMABS([.P19])" office:value-type="float" office:value="0.00512662770429611" calcext:value-type="float">
            <text:p>0.0051266277</text:p>
          </table:table-cell>
          <table:table-cell table:formula="of:=DEGREES(IMARGUMENT([.P19]))" office:value-type="float" office:value="0" calcext:value-type="float">
            <text:p>0</text:p>
          </table:table-cell>
          <table:table-cell office:value-type="float" office:value="0.004771" calcext:value-type="float">
            <text:p>4.771E-03</text:p>
          </table:table-cell>
          <table:table-cell office:value-type="float" office:value="0" calcext:value-type="float">
            <text:p>0.000E+00</text:p>
          </table:table-cell>
          <table:table-cell table:formula="of:=DEGREES(omega*([.L19]))" office:value-type="float" office:value="0" calcext:value-type="float">
            <text:p>0.000</text:p>
          </table:table-cell>
          <table:table-cell table:formula="of:=ABS(([.I19]-[.K19])/[.I19])" office:value-type="percentage" office:value="0.0693687399999994" calcext:value-type="percentage">
            <text:p>6.94%</text:p>
          </table:table-cell>
          <table:table-cell table:formula="of:=ABS(([.J19]-[.M19])/[.J19])" office:value-type="string" office:string-value="" calcext:value-type="error">
            <text:p>#DIV/0!</text:p>
          </table:table-cell>
          <table:table-cell table:formula="of:=IMDIV(v_in_cx;COMPLEX(r_res;0))" office:value-type="string" office:string-value="0.00512662770429611" calcext:value-type="string">
            <text:p>0.00512662770429611</text:p>
          </table:table-cell>
          <table:table-cell table:formula="of:=COMPLEX([.K19]*COS(RADIANS([.M19]));[.K19]*SIN(RADIANS([.M19])))" office:value-type="string" office:string-value="0.004771" calcext:value-type="string">
            <text:p>0.004771</text:p>
          </table:table-cell>
        </table:table-row>
        <table:table-row table:style-name="ro2">
          <table:table-cell office:value-type="string" calcext:value-type="string">
            <text:p>z theta</text:p>
          </table:table-cell>
          <table:table-cell table:formula="of:=DEGREES(IMARGUMENT([.B21]))" office:value-type="float" office:value="45.1111923204687" calcext:value-type="float">
            <text:p>45.1111923205</text:p>
          </table:table-cell>
          <table:table-cell table:formula="of:=DEGREES(IMARGUMENT([.C22]))" office:value-type="float" office:value="40.1039999999999" calcext:value-type="float">
            <text:p>40.104</text:p>
          </table:table-cell>
          <table:table-cell table:formula="of:=ABS(([.B20]-[.C20])/[.B20])" office:value-type="percentage" office:value="0.110996674282023" calcext:value-type="percentage">
            <text:p>11.10%</text:p>
          </table:table-cell>
          <table:table-cell table:number-columns-repeated="3"/>
          <table:table-cell office:value-type="string" calcext:value-type="string">
            <text:p>i_in</text:p>
          </table:table-cell>
          <table:table-cell table:formula="of:=IMABS([.P20])" office:value-type="float" office:value="0.0072642576412492" calcext:value-type="float">
            <text:p>0.0072642576</text:p>
          </table:table-cell>
          <table:table-cell table:formula="of:=DEGREES(IMARGUMENT([.P20]))" office:value-type="float" office:value="-45.1111923204686" calcext:value-type="float">
            <text:p>-45.1111923205</text:p>
          </table:table-cell>
          <table:table-cell office:value-type="float" office:value="0.007073" calcext:value-type="float">
            <text:p>7.073E-03</text:p>
          </table:table-cell>
          <table:table-cell table:style-name="ce3" office:value-type="float" office:value="-0.00008886" calcext:value-type="float">
            <text:p>-8.886E-05</text:p>
          </table:table-cell>
          <table:table-cell table:formula="of:=-(DEGREES(omega*([.L20]))+360)" office:value-type="float" office:value="-40.104" calcext:value-type="float">
            <text:p>-40.104</text:p>
          </table:table-cell>
          <table:table-cell table:formula="of:=ABS(([.I20]-[.K20])/[.I20])" office:value-type="percentage" office:value="0.0263285872685969" calcext:value-type="percentage">
            <text:p>2.63%</text:p>
          </table:table-cell>
          <table:table-cell table:formula="of:=ABS(([.J20]-[.M20])/[.J20])" office:value-type="percentage" office:value="0.110996674282019" calcext:value-type="percentage">
            <text:p>11.10%</text:p>
          </table:table-cell>
          <table:table-cell table:formula="of:=IMSUM([.P17];[.P18];[.P19])" office:value-type="string" office:string-value="0.00512662770429611-0.00514656462701004i" calcext:value-type="string">
            <text:p>0.00512662770429611-0.00514656462701004i</text:p>
          </table:table-cell>
          <table:table-cell table:formula="of:=COMPLEX([.K20]*COS(RADIANS([.M20]));[.K20]*SIN(RADIANS([.M20])))" office:value-type="string" office:string-value="0.00540997099463735-0.00455626413163049i" calcext:value-type="string">
            <text:p>0.00540997099463735-0.00455626413163049i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formula="of:=IMDIV(real_1;IMSUM(COMPLEX(1/r_res;0);IMDIV(real_1;COMPLEX(0;[.B17]));IMDIV(real_1;COMPLEX(0;[.B18]))))" office:value-type="string" office:string-value="485.757267257931+487.646326821774i" calcext:value-type="string">
            <text:p>485.757267257931+487.646326821774i</text:p>
          </table:table-cell>
          <table:table-cell/>
          <table:table-cell table:style-name="Default"/>
          <table:table-cell table:number-columns-repeated="6"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table:number-columns-repeated="2"/>
          <table:table-cell table:formula="of:=IMDIV(v_in_cx;[.Q20])" office:value-type="string" office:string-value="540.701562803538+455.377512922036i" calcext:value-type="string">
            <text:p>540.701562803538+455.377512922036i</text:p>
          </table:table-cell>
          <table:table-cell table:style-name="Default"/>
          <table:table-cell table:number-columns-repeated="6"/>
          <table:table-cell table:style-name="Default" table:number-columns-repeated="5"/>
          <table:table-cell/>
          <table:table-cell table:style-name="Default"/>
        </table:table-row>
        <table:table-row table:style-name="ro1" table:number-rows-repeated="8">
          <table:table-cell table:number-columns-repeated="3"/>
          <table:table-cell table:style-name="Default"/>
          <table:table-cell table:number-columns-repeated="6"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table:number-columns-repeated="2"/>
          <table:table-cell table:formula="of:=COMPLEX(1;0)" office:value-type="string" office:string-value="1" calcext:value-type="string">
            <text:p>1</text:p>
          </table:table-cell>
          <table:table-cell table:style-name="Default"/>
          <table:table-cell table:number-columns-repeated="6"/>
          <table:table-cell table:style-name="Default" table:number-columns-repeated="5"/>
          <table:table-cell/>
          <table:table-cell table:style-name="Default"/>
        </table:table-row>
      </table:table>
      <table:named-expressions>
        <table:named-range table:name="c_cap" table:base-cell-address="$Sheet1.$F$2" table:cell-range-address="$Sheet1.$F$2"/>
        <table:named-range table:name="l_ind" table:base-cell-address="$Sheet1.$F$2" table:cell-range-address="$Sheet1.$F$7"/>
        <table:named-range table:name="omega" table:base-cell-address="$Sheet1.$F$10" table:cell-range-address="$Sheet1.$F$10"/>
        <table:named-range table:name="real_1" table:base-cell-address="$Sheet1.$C$31" table:cell-range-address="$Sheet1.$C$31"/>
        <table:named-range table:name="r_res" table:base-cell-address="$Sheet1.$F$3" table:cell-range-address="$Sheet1.$F$3"/>
        <table:named-range table:name="v_in" table:base-cell-address="$Sheet1.$F$11" table:cell-range-address="$Sheet1.$F$11"/>
        <table:named-range table:name="v_in_cx" table:base-cell-address="$Sheet1.$F$12" table:cell-range-address="$Sheet1.$F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5">00/00/0000</text:date>, <text:time style:data-style-name="N2" text:time-value="13:17:46.982942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3:30:36.655927304</meta:creation-date>
    <meta:editing-duration>P0D</meta:editing-duration>
    <meta:editing-cycles>1</meta:editing-cycles>
    <meta:generator>LibreOffice/5.1.6.2$Linux_X86_64 LibreOffice_project/10m0$Build-2</meta:generator>
    <meta:document-statistic meta:table-count="1" meta:cell-count="183" meta:object-count="0"/>
  </office:meta>
</office:document-meta>
</file>